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49cc" officeooo:paragraph-rsid="000149cc"/>
    </style:style>
    <style:style style:name="P2" style:family="paragraph" style:parent-style-name="Standard">
      <style:paragraph-properties fo:text-align="start" style:justify-single-word="false"/>
      <style:text-properties officeooo:rsid="000149cc" officeooo:paragraph-rsid="000149cc"/>
    </style:style>
    <style:style style:name="P3" style:family="paragraph" style:parent-style-name="Standard">
      <style:paragraph-properties fo:text-align="start" style:justify-single-word="false"/>
      <style:text-properties officeooo:rsid="0002185a" officeooo:paragraph-rsid="000218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ель</text:p>
      <text:p text:style-name="P2">Информационная система «Отель» представляет собой сайт, на который сотрудники могут заходить под своими логинами и паролями и осуществлять некоторые действия в зависимости от должности сотрудника.</text:p>
      <text:p text:style-name="P2"/>
      <text:p text:style-name="P2">Менеджер: имеет в подчинении некоторое количество сотрудников и занимается тем, что контролирует их работу. Менеджер может назначать сотруднику смену и отмечать смены, на которые сотрудник вышел.</text:p>
      <text:p text:style-name="P2"/>
      <text:p text:style-name="P2">Администратор: сотрудники на ресепшене, которые могут добавлять через сайт нового гостя в систему, добавлять бронирование, услуги, которые заказал и оплатил гость.</text:p>
      <text:p text:style-name="P2"/>
      <text:p text:style-name="P2">Обслуживающий персонал: через сайт могут узнать своё расписание и отработанные часы.</text:p>
      <text:p text:style-name="P2"/>
      <text:p text:style-name="P3">В проекте есть сущность «подчинение» выражающая структуру, в которой у менеджера есть список подчиненных.</text:p>
      <text:p text:style-name="P2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07:41:53.906331706</meta:creation-date>
    <dc:date>2024-10-28T08:48:06.007308526</dc:date>
    <meta:editing-duration>PT56M2S</meta:editing-duration>
    <meta:editing-cycles>1</meta:editing-cycles>
    <meta:document-statistic meta:table-count="0" meta:image-count="0" meta:object-count="0" meta:page-count="1" meta:paragraph-count="7" meta:word-count="98" meta:character-count="750" meta:non-whitespace-character-count="656"/>
    <meta:generator>LibreOffice/7.3.7.2$Linux_X86_64 LibreOffice_project/30$Build-2</meta:generator>
  </office:meta>
</office:document-meta>
</file>